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1.3236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1.1709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0.952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1.3346in"/>
    </style:style>
    <style:style style:name="co10" style:family="table-column">
      <style:table-column-properties fo:break-before="auto" style:column-width="0.7882in"/>
    </style:style>
    <style:style style:name="co11" style:family="table-column">
      <style:table-column-properties fo:break-before="auto" style:column-width="1.2689in"/>
    </style:style>
    <style:style style:name="co12" style:family="table-column">
      <style:table-column-properties fo:break-before="auto" style:column-width="0.731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Total Prob</text:p>
          </table:table-cell>
          <table:table-cell office:value-type="string">
            <text:p>Min(Lumber+Brick)</text:p>
          </table:table-cell>
          <table:table-cell office:value-type="string">
            <text:p>Brick</text:p>
          </table:table-cell>
          <table:table-cell office:value-type="string">
            <text:p>Min(Wheat+Ore)</text:p>
          </table:table-cell>
          <table:table-cell office:value-type="string">
            <text:p>Ore</text:p>
          </table:table-cell>
          <table:table-cell table:style-name="Default" office:value-type="string">
            <text:p>Close to Port</text:p>
          </table:table-cell>
          <table:table-cell office:value-type="string">
            <text:p>Sum of Other Ore</text:p>
          </table:table-cell>
          <table:table-cell office:value-type="string">
            <text:p>Sum of Other Brick</text:p>
          </table:table-cell>
          <table:table-cell office:value-type="string">
            <text:p>Expansion</text:p>
          </table:table-cell>
          <table:table-cell office:value-type="string">
            <text:p>Location of Desert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office:value-type="string">
            <text:p>Weights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Node 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formula="of:=[.B3]*[.$B$2]+[.C3]*[.$C$2]+[.D3]*[.$D$2]+[.E3]*[.$E$2]+[.F3]*[.$F$2]+[.G3]*[.$G$2]+[.H3]*[.$H$2]+[.I3]*[.$I$2]+[.J3]*[.$J$2]+[.K3]*[.$K$2]" office:value-type="float" office:value="69.5">
            <text:p>69.5</text:p>
          </table:table-cell>
          <table:table-cell/>
        </table:table-row>
        <table:table-row table:style-name="ro1">
          <table:table-cell office:value-type="string">
            <text:p>Node 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0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table:formula="of:=[.B4]*[.$B$2]+[.C4]*[.$C$2]+[.D4]*[.$D$2]+[.E4]*[.$E$2]+[.F4]*[.$F$2]+[.G4]*[.$G$2]+[.H4]*[.$H$2]+[.I4]*[.$I$2]+[.J4]*[.$J$2]+[.K4]*[.$K$2]" office:value-type="float" office:value="80.67">
            <text:p>80.67</text:p>
          </table:table-cell>
          <table:table-cell/>
        </table:table-row>
        <table:table-row table:style-name="ro1">
          <table:table-cell office:value-type="string">
            <text:p>Node 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0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table:formula="of:=[.B5]*[.$B$2]+[.C5]*[.$C$2]+[.D5]*[.$D$2]+[.E5]*[.$E$2]+[.F5]*[.$F$2]+[.G5]*[.$G$2]+[.H5]*[.$H$2]+[.I5]*[.$I$2]+[.J5]*[.$J$2]+[.K5]*[.$K$2]" office:value-type="float" office:value="77.64">
            <text:p>77.64</text:p>
          </table:table-cell>
          <table:table-cell/>
        </table:table-row>
        <table:table-row table:style-name="ro1">
          <table:table-cell office:value-type="string">
            <text:p>Node 4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166666">
            <text:p>0.17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table:formula="of:=[.B6]*[.$B$2]+[.C6]*[.$C$2]+[.D6]*[.$D$2]+[.E6]*[.$E$2]+[.F6]*[.$F$2]+[.G6]*[.$G$2]+[.H6]*[.$H$2]+[.I6]*[.$I$2]+[.J6]*[.$J$2]+[.K6]*[.$K$2]" office:value-type="float" office:value="71.276666">
            <text:p>71.28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8">12/08/2009</text:date>, <text:time>10:4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3T14:20:39</meta:creation-date>
    <dc:date>2009-12-08T10:43:40</dc:date>
    <meta:editing-duration>PT45H54M13S</meta:editing-duration>
    <meta:editing-cycles>3</meta:editing-cycles>
    <meta:generator>OpenOffice.org/3.1$Unix OpenOffice.org_project/310m19$Build-9420</meta:generator>
    <dc:creator>Jesse Denardo</dc:creator>
    <meta:document-statistic meta:table-count="3" meta:cell-count="70" meta:object-count="0"/>
    <meta:user-defined meta:name="Info 1"/>
    <meta:user-defined meta:name="Info 2"/>
    <meta:user-defined meta:name="Info 3"/>
    <meta:user-defined meta:name="Info 4"/>
  </office:meta>
</office:document-meta>
</file>